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2">
      <style:text-properties fo:font-size="14pt" style:font-size-asian="14pt" style:font-size-complex="14pt"/>
    </style:style>
    <style:style style:name="P3" style:family="paragraph" style:parent-style-name="Standard" style:list-style-name="L2"/>
    <style:style style:name="P4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8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eu de gestion de Donjon</text:p>
      <text:p text:style-name="P5">Alpha 0.3</text:p>
      <text:p text:style-name="P1"/>
      <text:list xml:id="list37539418" text:style-name="L2">
        <text:list-item>
          <text:p text:style-name="P2">Ajout de la gestion des coffres (Les coffres génèrent des Gold)</text:p>
        </text:list-item>
        <text:list-item>
          <text:p text:style-name="P2">Correction de bugs liés au déplacement</text:p>
        </text:list-item>
        <text:list-item>
          <text:p text:style-name="P2">Ajout de l'apparition d'ennemi en continu</text:p>
        </text:list-item>
        <text:list-item>
          <text:p text:style-name="P2">Les ennemis ont des objectifs (Trouver les coffres)</text:p>
        </text:list-item>
        <text:list-item>
          <text:p text:style-name="P2">L'IA à été légèrement modifié (Les IA ne combattent plus jusqu'à la mort -&gt; fuite)</text:p>
          <text:p text:style-name="P3"/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1M28S</meta:editing-duration>
    <meta:editing-cycles>7</meta:editing-cycles>
    <meta:generator>OpenOffice.org/3.3$Win32 OpenOffice.org_project/330m20$Build-9567</meta:generator>
    <dc:date>2014-01-13T17:46:32.81</dc:date>
    <meta:document-statistic meta:table-count="0" meta:image-count="0" meta:object-count="0" meta:page-count="1" meta:paragraph-count="7" meta:word-count="58" meta:character-count="313"/>
    <meta:user-defined meta:name="Info 1"/>
    <meta:user-defined meta:name="Info 2"/>
    <meta:user-defined meta:name="Info 3"/>
    <meta:user-defined meta:name="Info 4"/>
  </office:meta>
</office:document-meta>
</file>